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left" fo:margin-bottom="10.00pt"/>
    </style:style>
    <style:style style:name="P6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Baroque Chess Agents</text:span></text:p>
      <text:p text:style-name="P1"><text:span text:style-name="T1">Baroque GO</text:span></text:p>
      <text:p text:style-name="P1"><text:span text:style-name="T1"/></text:p>
      <text:p text:style-name="P2"><text:span text:style-name="T1">1. Title: Baroque Chess Agents</text:span></text:p>
      <text:p text:style-name="P2"><text:span text:style-name="T1">2. Names and Roles:</text:span></text:p>
      <text:p text:style-name="P2"><text:span text:style-name="T2">Sri Harshetha Amaravadi:</text:span></text:p>
      <text:p text:style-name="P2"><text:span text:style-name="T3">Tuning minimax algorithm and alpha-beta pruning to fit into this project and Implemented Zobrist Hashing.</text:span></text:p>
      <text:p text:style-name="P2"><text:span text:style-name="T4">Giri Merugu:</text:span></text:p>
      <text:p text:style-name="P2"><text:span text:style-name="T5">Implemented generation of move list for each piece, rules for capturing and </text:span></text:p>
      <text:p text:style-name="P2"><text:span text:style-name="T5">moving, making move functions and some useful helper function.</text:span></text:p>
      <text:p text:style-name="P2"><text:span text:style-name="T5"/></text:p>
      <text:p text:style-name="P2"><text:span text:style-name="T5">This is a collaborative project between me and my fellow student.<text:s text:c="2"/>We developed a bot for playing Baroque Chess, which is basically Chess with much crazier pieces and rules (The typical rules can be seen on [Wikipedia](https://en.wikipedia.org/wiki/Baroque_chess)).<text:s text:c="2"/>The main code for the bot is in `terminator_Baroque_Chess_Player.py`, which uses the minimax search algorithm with alpha-beta pruning for finding the most optimal move given a board state.<text:s text:c="2"/>In this Project Zobrist hashing is also implemented, which is helped to reduce the search time by at least 30%.Zobrist Hashing is implemented within our minimax and alpha-beta pruning algorithm to increase efficiency. Each state has its own hash key generated by a zhash function.</text:span></text:p>
      <text:p text:style-name="P2"><text:span text:style-name="T5"/></text:p>
      <text:p text:style-name="P3"><text:span text:style-name="T6"># Script to Run the code</text:span><text:span text:style-name="T7"/></text:p>
      <text:list text:style-name="L4">
        <text:list-item>
          <text:p text:style-name="P4"><text:span text:style-name="T7">`BaroqueGameMaster.py` is used to conduct a Baroque Chess game between two bot Players. In this Game we made use of Alpha_Beta Pruning algorithm to find effective moves. To run this, use the<text:s text:c="2"/>following template:</text:span></text:p>
        </text:list-item>
        <text:list-item>
          <text:p text:style-name="P4"><text:span text:style-name="T7">python BaroqueGameMaster.py terminator_Baroque_Chess_Player terminator_Baroque_Chess_Player 5</text:span></text:p>
        </text:list-item>
        <text:list-item>
          <text:p text:style-name="P4"><text:span text:style-name="T7">Below is a screenshot of the output that we are proud of:</text:span></text:p>
        </text:list-item>
      </text:list>
      <text:p text:style-name="P5"><draw:frame text:anchor-type="as-char" svg:width="152.40mm" svg:height="98.00mm" style:rel-width="scale" style:rel-height="scale"><draw:object-ole xlink:href="OleObj1"/><draw:image xlink:href="ObjectReplacements/OleObj1"/></draw:frame><text:span text:style-name="T7"/></text:p>
      <text:p text:style-name="P5"><draw:frame text:anchor-type="as-char" svg:width="152.40mm" svg:height="98.00mm" style:rel-width="scale" style:rel-height="scale"><draw:object-ole xlink:href="OleObj2"/><draw:image xlink:href="ObjectReplacements/OleObj2"/></draw:frame><text:span text:style-name="T7"/></text:p>
      <text:p text:style-name="P6"><text:span text:style-name="T7"/></text:p>
      <text:p text:style-name="P6"><text:span text:style-name="T7">Reference:</text:span></text:p>
      <text:p text:style-name="P6"><text:span text:style-name="T7">1). Wikipedia<text:s/></text:span><text:span text:style-name="T8">– Baroque Chess</text:span></text:p>
      <text:p text:style-name="P6"><text:a xlink:href="https://en.wikipedia.org/wiki/Baroque_chess"><text:span text:style-name="T9">https://en.wikipedia.org/wiki/Baroque_chess</text:span></text:a><text:span text:style-name="T10"/></text:p>
      <text:p text:style-name="P6"><text:span text:style-name="T10">2). Comparative study of performance of parallel Alpha Beta Pruning for </text:span></text:p>
      <text:p text:style-name="P6"><text:span text:style-name="T10">different architectures</text:span><text:span text:style-name="T1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